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Modulo A6 ( 200 mha ) , atmega nano ( 35 mha ) + u-blox GPS ( 50 mha) <text:s/>.</text:p>
      <text:p text:style-name="Standard"/>
      <text:p text:style-name="Standard">A 200 mha / h , 60 baterias de 8000 mha , para 3 meses de duracion , consumo continuo .</text:p>
      <text:p text:style-name="Standard"/>
      <text:p text:style-name="Standard">Encendido intermitente cada 1 minuto , muestras 1 minuto cada dos minutos , 30 baterias para 3 meses de duracion .</text:p>
      <text:p text:style-name="Standard"/>
      <text:p text:style-name="Standard">Encendido intermitente cada 5 minutos , muestras 1 minuto cada 6 minutos , 9 baterias para 3 meses de duracion .</text:p>
      <text:p text:style-name="Standard"/>
      <text:p text:style-name="Standard">Encendido intermitente cada 10 minutos , muestras 1 minuto cada 11 minutos , 6 baterias para 3 meses de duracion </text:p>
      <text:p text:style-name="Standard"/>
      <text:p text:style-name="Standard">Costos : </text:p>
      <text:p text:style-name="Standard">Modulo A6 <text:s/>, <text:tab/><text:tab/><text:tab/> <text:s/>400 pesos</text:p>
      <text:p text:style-name="Standard">Atmega nano , <text:tab/><text:tab/> <text:s/>120 pesos</text:p>
      <text:p text:style-name="Standard">u-blox GPS , <text:tab/><text:tab/><text:tab/> <text:s/>500 pesos</text:p>
      <text:p text:style-name="Standard">Baterias pack 4 de 8800 mha , 300 pesos </text:p>
      <text:p text:style-name="Standard">Total: 1320</text:p>
      <text:p text:style-name="Standard"/>
      <text:p text:style-name="Standard"/>
      <text:p text:style-name="P1">Atmega nano ( 35 mha) + LoRa ( 200 mha ) + u-blox GPS ( 50 mha )</text:p>
      <text:p text:style-name="Standard"/>
      <text:p text:style-name="Standard">Encendido intermitente cada 1 minuto , muestras 30 segundos cada dos minutos , 20 baterias para 3 meses de duracion .</text:p>
      <text:p text:style-name="Standard"/>
      <text:p text:style-name="Standard">Encendido intermitente cada 5 minutos , muestras 30 segundos cada 6 minutos , 6 baterias para 3 meses de duracion .</text:p>
      <text:p text:style-name="Standard"/>
      <text:p text:style-name="Standard">Encendido intermitente cada 10 minutos , muestras 30 segundos cada 11 minutos , 4 baterias para 3 meses de duracion </text:p>
      <text:p text:style-name="Standard"/>
      <text:p text:style-name="Standard">Costos : </text:p>
      <text:p text:style-name="Standard">Modulo LoRa <text:s/>,<text:tab/><text:tab/> <text:s/>500 pesos</text:p>
      <text:p text:style-name="Standard">Atmega nano , <text:tab/><text:tab/> <text:s/>120 pesos</text:p>
      <text:p text:style-name="Standard">u-blox GPS , <text:tab/><text:tab/><text:tab/> <text:s/>500 pesos</text:p>
      <text:p text:style-name="Standard">Baterias pack 4 de 8800 mha , 300 pesos </text:p>
      <text:p text:style-name="Standard">Total : 1420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16T15:56:17.38</meta:creation-date>
    <dc:date>2016-08-16T18:08:15.96</dc:date>
    <meta:editing-duration>PT2H10M9S</meta:editing-duration>
    <meta:editing-cycles>38</meta:editing-cycles>
    <meta:generator>OpenOffice/4.1.2$Win32 OpenOffice.org_project/412m3$Build-9782</meta:generator>
    <meta:document-statistic meta:table-count="0" meta:image-count="0" meta:object-count="0" meta:page-count="1" meta:paragraph-count="21" meta:word-count="240" meta:character-count="1193"/>
  </office:meta>
</office:document-meta>
</file>